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cm" svg:height="4.2cm" svg:x="5.7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4.2cm" svg:x="9.1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4.2cm" svg:x="12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6.8cm" svg:y="2.7cm">
          <text:p text:style-name="P1"><text:span text:style-name="T1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0.2cm" svg:y="2.7cm">
          <text:p text:style-name="P1"><text:span text:style-name="T1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6.7cm" svg:y="4.8cm">
          <text:p text:style-name="P1"><text:span text:style-name="T1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0.2cm" svg:y="4.9cm">
          <text:p text:style-name="P1"><text:span text:style-name="T1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3.6cm" svg:y="3.6cm">
          <text:p text:style-name="P1"><text:span text:style-name="T1">v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gnacio Niesz</meta:initial-creator>
    <meta:creation-date>2014-11-18T18:36:56</meta:creation-date>
    <dc:date>2014-11-19T14:06:19</dc:date>
    <dc:creator>Ignacio Niesz</dc:creator>
    <meta:editing-duration>PT3M18S</meta:editing-duration>
    <meta:editing-cycles>11</meta:editing-cycles>
    <meta:generator>LibreOffice/3.5$Linux_X86_64 LibreOffice_project/350m1$Build-2</meta:generator>
    <meta:document-statistic meta:object-count="8"/>
  </office:meta>
</office:document-meta>
</file>